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6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0" style:parent-style-name="Normal" style:family="paragraph">
      <style:paragraph-properties fo:text-align="justify" style:writing-mode="rl-tb" fo:margin-top="0.0833in" fo:margin-bottom="0in" fo:line-height="100%"/>
    </style:style>
    <style:style style:name="T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4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1" style:parent-style-name="Normal" style:family="paragraph">
      <style:paragraph-properties fo:text-align="justify" style:writing-mode="rl-tb" fo:margin-top="0.0833in" fo:margin-bottom="0in" fo:line-height="100%"/>
    </style:style>
    <style:style style:name="T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19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6" style:parent-style-name="Normal" style:family="paragraph">
      <style:paragraph-properties fo:text-align="justify" style:writing-mode="rl-tb" fo:margin-top="0.0833in" fo:margin-bottom="0in" fo:line-height="100%"/>
    </style:style>
    <style:style style:name="T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49" style:parent-style-name="Normal" style:family="paragraph">
      <style:paragraph-properties fo:text-align="justify" style:writing-mode="rl-tb" fo:margin-top="0.0833in" fo:margin-bottom="0in" fo:line-height="100%"/>
    </style:style>
    <style:style style:name="T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Ruth 1</text:span>‬‬</text:p>
      <text:p text:style-name="P3"><text:span text:style-name="T4">1</text:span><text:span text:style-name="T5"> וַיְהִ֗י בִּימֵי֙ שְׁפֹ֣ט הַשֹּׁפְטִ֔ים וַיְהִ֥י רָעָ֖ב בָּאָ֑רֶץ וַיֵּ֨לֶךְ אִ֜ישׁ מִבֵּ֧ית לֶ֣חֶם יְהוּדָ֗ה לָגוּר֙ בִּשְׂדֵ֣י מוֹאָ֔ב ה֥וּא וְאִשְׁתּ֖וֹ וּשְׁנֵ֥י בָנָֽיו׃<text:s/></text:span><text:span text:style-name="T6">2</text:span><text:span text:style-name="T7"> וְשֵׁ֣ם הָאִ֣ישׁ אֱ‍ֽלִימֶ֡לֶךְ וְשֵׁם֩ אִשְׁתּ֨וֹ נָעֳמִ֜י וְשֵׁ֥ם שְׁנֵֽי־בָנָ֣יו ׀ מַחְל֤וֹן וְכִלְיוֹן֙ אֶפְרָתִ֔ים מִבֵּ֥ית לֶ֖חֶם יְהוּדָ֑ה וַיָּבֹ֥אוּ שְׂדֵי־מוֹאָ֖ב וַיִּֽהְיוּ־שָֽׁם׃<text:s/></text:span><text:span text:style-name="T8">‬</text:span>‬<text:span text:style-name="T9">3</text:span><text:span text:style-name="T10"> וַיָּ֥מָת אֱלִימֶ֖לֶךְ אִ֣ישׁ נָעֳמִ֑י וַתִּשָּׁאֵ֥ר הִ֖יא וּשְׁנֵ֥י בָנֶֽיהָ׃<text:s/></text:span><text:span text:style-name="T11">‬</text:span>‬<text:span text:style-name="T12">4</text:span><text:span text:style-name="T13"> וַיִּשְׂא֣וּ לָהֶ֗ם נָשִׁים֙ מֹֽאֲבִיּ֔וֹת שֵׁ֤ם הָֽאַחַת֙ עָרְפָּ֔ה וְשֵׁ֥ם הַשֵּׁנִ֖ית ר֑וּת וַיֵּ֥שְׁבוּ שָׁ֖ם כְּעֶ֥שֶׂר שָׁנִֽים׃<text:s/></text:span><text:span text:style-name="T14">‬</text:span>‬<text:span text:style-name="T15">5</text:span><text:span text:style-name="T16"> וַיָּמ֥וּתוּ גַם־שְׁנֵיהֶ֖ם מַחְל֣וֹן וְכִלְי֑וֹן וַתִּשָּׁאֵר֙ הָֽאִשָּׁ֔ה מִשְּׁנֵ֥י יְלָדֶ֖יהָ וּמֵאִישָֽׁהּ׃<text:s/></text:span><text:span text:style-name="T17">‬</text:span>‬<text:span text:style-name="T18">6</text:span><text:span text:style-name="T19"> וַתָּ֤קָם הִיא֙ וְכַלֹּתֶ֔יהָ וַתָּ֖שָׁב מִשְּׂדֵ֣י מוֹאָ֑ב כִּ֤י שָֽׁמְעָה֙ בִּשְׂדֵ֣ה מוֹאָ֔ב כִּֽי־פָקַ֤ד יְהוָה֙ אֶת־עַמּ֔וֹ לָתֵ֥ת לָהֶ֖ם לָֽחֶם׃<text:s/></text:span><text:span text:style-name="T20">‬</text:span>‬<text:span text:style-name="T21">7</text:span><text:span text:style-name="T22"> וַתֵּצֵ֗א מִן־הַמָּקוֹם֙ אֲשֶׁ֣ר הָיְתָה־שָׁ֔מָּה וּשְׁתֵּ֥י כַלֹּתֶ֖יהָ עִמָּ֑הּ וַתֵּלַ֣כְנָה בַדֶּ֔רֶךְ לָשׁ֖וּב אֶל־אֶ֥רֶץ יְהוּדָֽה׃<text:s/></text:span><text:span text:style-name="T23">‬</text:span>‬<text:span text:style-name="T24">8</text:span><text:span text:style-name="T25"> וַתֹּ֤אמֶר נָעֳמִי֙ לִשְׁתֵּ֣י כַלֹּתֶ֔יהָ לֵ֣כְנָה שֹּׁ֔בְנָה אִשָּׁ֖ה לְבֵ֣ית אִמָּ֑הּ *יעשה **יַ֣עַשׂ יְהוָ֤ה עִמָּכֶם֙ חֶ֔סֶד כַּאֲשֶׁ֧ר עֲשִׂיתֶ֛ם עִם־הַמֵּתִ֖ים וְעִמָּדִֽי׃<text:s/></text:span><text:span text:style-name="T26">‬</text:span>‬<text:span text:style-name="T27">9</text:span><text:span text:style-name="T28"> יִתֵּ֤ן יְהוָה֙ לָכֶ֔ם וּמְצֶ֣אןָ מְנוּחָ֔ה אִשָּׁ֖ה בֵּ֣ית אִישָׁ֑הּ וַתִּשַּׁ֣ק לָהֶ֔ן וַתִּשֶּׂ֥אנָה קוֹלָ֖ן וַתִּבְכֶּֽינָה׃<text:s/></text:span><text:span text:style-name="T29">‬</text:span>‬<text:span text:style-name="T30">10</text:span><text:span text:style-name="T31"> וַתֹּאמַ֖רְנָה־לָּ֑הּ כִּי־אִתָּ֥ךְ נָשׁ֖וּב לְעַמֵּֽךְ׃<text:s/></text:span><text:span text:style-name="T32">‬</text:span>‬<text:span text:style-name="T33">11</text:span><text:span text:style-name="T34"> וַתֹּ֤אמֶר נָעֳמִי֙ שֹׁ֣בְנָה בְנֹתַ֔י לָ֥מָּה תֵלַ֖כְנָה עִמִּ֑י הַֽעֽוֹד־לִ֤י בָנִים֙ בְּֽמֵעַ֔י וְהָי֥וּ לָכֶ֖ם לַאֲנָשִֽׁים׃<text:s/></text:span><text:span text:style-name="T35">‬</text:span>‬<text:span text:style-name="T36">12</text:span><text:span text:style-name="T37"> שֹׁ֤בְנָה בְנֹתַי֙ לֵ֔כְןָ כִּ֥י זָקַ֖נְתִּי מִהְי֣וֹת לְאִ֑ישׁ כִּ֤י אָמַ֙רְתִּי֙ יֶשׁ־לִ֣י תִקְוָ֔ה גַּ֣ם הָיִ֤יתִי הַלַּ֙יְלָה֙ לְאִ֔ישׁ וְגַ֖ם יָלַ֥דְתִּי בָנִֽים׃<text:s/></text:span><text:span text:style-name="T38">‬</text:span>‬<text:span text:style-name="T39">13</text:span><text:span text:style-name="T40"> הֲלָהֵ֣ן ׀ תְּשַׂבֵּ֗רְנָה עַ֚ד אֲשֶׁ֣ר יִגְדָּ֔לוּ הֲלָהֵן֙ תֵּֽעָגֵ֔נָה לְבִלְתִּ֖י הֱי֣וֹת לְאִ֑ישׁ אַ֣ל בְּנֹתַ֗י כִּֽי־מַר־לִ֤י מְאֹד֙ מִכֶּ֔ם כִּֽי־יָצְאָ֥ה בִ֖י יַד־יְהוָֽה׃<text:s/></text:span><text:span text:style-name="T41">‬</text:span>‬<text:span text:style-name="T42">14</text:span><text:span text:style-name="T43"> וַתִּשֶּׂ֣נָה קוֹלָ֔ן וַתִּבְכֶּ֖ינָה ע֑וֹד וַתִּשַּׁ֤ק עָרְפָּה֙ לַחֲמוֹתָ֔הּ וְר֖וּת דָּ֥בְקָה בָּֽהּ׃<text:s/></text:span><text:span text:style-name="T44">‬</text:span>‬<text:span text:style-name="T45">15</text:span><text:span text:style-name="T46"> וַתֹּ֗אמֶר הִנֵּה֙ שָׁ֣בָה יְבִמְתֵּ֔ךְ אֶל־עַמָּ֖הּ וְאֶל־אֱלֹהֶ֑יהָ שׁ֖וּבִי אַחֲרֵ֥י יְבִמְתֵּֽךְ׃<text:s/></text:span><text:span text:style-name="T47">‬</text:span>‬<text:span text:style-name="T48">16</text:span><text:span text:style-name="T49"> וַתֹּ֤אמֶר רוּת֙ אַל־תִּפְגְּעִי־בִ֔י לְעָזְבֵ֖ךְ לָשׁ֣וּב מֵאַחֲרָ֑יִךְ כִּ֠י אֶל־אֲשֶׁ֨ר תֵּלְכִ֜י אֵלֵ֗ךְ וּבַאֲשֶׁ֤ר תָּלִ֙ינִי֙ אָלִ֔ין עַמֵּ֣ךְ עַמִּ֔י וֵאלֹהַ֖יִךְ אֱלֹהָֽי׃<text:s/></text:span><text:span text:style-name="T50">‬</text:span>‬<text:span text:style-name="T51">17</text:span><text:span text:style-name="T52"> בַּאֲשֶׁ֤ר תָּמ֙וּתִי֙ אָמ֔וּת וְשָׁ֖ם אֶקָּבֵ֑ר כֹּה֩ יַעֲשֶׂ֨ה יְהוָ֥ה לִי֙ וְכֹ֣ה יֹסִ֔יף כִּ֣י הַמָּ֔וֶת יַפְרִ֖יד בֵּינִ֥י וּבֵינֵֽךְ׃<text:s/></text:span><text:span text:style-name="T53">‬</text:span>‬<text:span text:style-name="T54">18</text:span><text:span text:style-name="T55"> וַתֵּ֕רֶא כִּֽי־מִתְאַמֶּ֥צֶת הִ֖יא לָלֶ֣כֶת אִתָּ֑הּ וַתֶּחְדַּ֖ל לְדַבֵּ֥ר אֵלֶֽיהָ׃<text:s/></text:span><text:span text:style-name="T56">‬</text:span>‬<text:span text:style-name="T57">19</text:span><text:span text:style-name="T58"> וַתֵּלַ֣כְנָה שְׁתֵּיהֶ֔ם עַד־בֹּאָ֖נָה בֵּ֣ית לָ֑חֶם וַיְהִ֗י כְּבֹאָ֙נָה֙ בֵּ֣ית לֶ֔חֶם וַתֵּהֹ֤ם כָּל־הָעִיר֙ עֲלֵיהֶ֔ן וַתֹּאמַ֖רְנָה הֲזֹ֥את נָעֳמִֽי׃<text:s/></text:span><text:span text:style-name="T59">‬</text:span>‬<text:span text:style-name="T60">20</text:span><text:span text:style-name="T61"> וַתֹּ֣אמֶר אֲלֵיהֶ֔ן אַל־תִּקְרֶ֥אנָה לִ֖י נָעֳמִ֑י קְרֶ֤אןָ לִי֙ מָרָ֔א כִּי־הֵמַ֥ר שַׁדַּ֛י לִ֖י מְאֹֽד׃<text:s/></text:span><text:span text:style-name="T62">‬</text:span>‬<text:span text:style-name="T63">21</text:span><text:span text:style-name="T64"> אֲנִי֙ מְלֵאָ֣ה הָלַ֔כְתִּי וְרֵיקָ֖ם הֱשִׁיבַ֣נִי יְהוָ֑ה לָ֣מָּה תִקְרֶ֤אנָה לִי֙ נָעֳמִ֔י וַֽיהוָה֙ עָ֣נָה בִ֔י וְשַׁדַּ֖י הֵ֥רַֽע לִֽי׃<text:s/></text:span><text:span text:style-name="T65">‬</text:span>‬<text:span text:style-name="T66">22</text:span><text:span text:style-name="T67"> וַתָּ֣שָׁב נָעֳמִ֗י וְר֨וּת הַמּוֹאֲבִיָּ֤ה כַלָּתָהּ֙ עִמָּ֔הּ הַשָּׁ֖בָה מִשְּׂדֵ֣י מוֹאָ֑ב וְהֵ֗מָּה בָּ֚אוּ בֵּ֣ית לֶ֔חֶם בִּתְחִלַּ֖ת קְצִ֥יר שְׂעֹרִֽים׃<text:s/></text:span><text:span text:style-name="T68">‬</text:span>‬‬‬‬‬‬‬‬‬‬‬‬‬‬‬‬‬‬‬‬‬‬</text:p>
      <text:section text:name="Sect1" text:style-name="S1">
        <text:soft-page-break/>
        <text:p text:style-name="P69">Ruth 2</text:p>
        <text:p text:style-name="P70"><text:span text:style-name="T71">1</text:span><text:span text:style-name="T72"> וּֽלְנָעֳמִ֞י *מידע **מוֹדַ֣ע לְאִישָׁ֗הּ אִ֚ישׁ גִּבּ֣וֹר חַ֔יִל מִמִּשְׁפַּ֖חַת אֱלִימֶ֑לֶךְ וּשְׁמ֖וֹ בֹּֽעַז׃<text:s/></text:span><text:span text:style-name="T73">2</text:span><text:span text:style-name="T74"> וַתֹּאמֶר֩ ר֨וּת הַמּוֹאֲבִיָּ֜ה אֶֽל־נָעֳמִ֗י אֵֽלְכָה־נָּ֤א הַשָּׂדֶה֙ וַאֲלַקֳטָּ֣ה בַשִׁבֳּלִ֔ים אַחַ֕ר אֲשֶׁ֥ר אֶמְצָא־חֵ֖ן בְּעֵינָ֑יו וַתֹּ֥אמֶר לָ֖הּ לְכִ֥י בִתִּֽי׃<text:s/></text:span><text:span text:style-name="T75">‬</text:span>‬<text:span text:style-name="T76">3</text:span><text:span text:style-name="T77"> וַתֵּ֤לֶךְ וַתָּבוֹא֙ וַתְּלַקֵּ֣ט בַּשָּׂדֶ֔ה אַחֲרֵ֖י הַקֹּצְרִ֑ים וַיִּ֣קֶר מִקְרֶ֔הָ חֶלְקַ֤ת הַשָּׂדֶה֙ לְבֹ֔עַז אֲשֶׁ֖ר מִמִּשְׁפַּ֥חַת אֱלִימֶֽלֶךְ׃<text:s/></text:span><text:span text:style-name="T78">‬</text:span>‬<text:span text:style-name="T79">4</text:span><text:span text:style-name="T80"> וְהִנֵּה־בֹ֗עַז בָּ֚א מִבֵּ֣ית לֶ֔חֶם וַיֹּ֥אמֶר לַקּוֹצְרִ֖ים יְהוָ֣ה עִמָּכֶ֑ם וַיֹּ֥אמְרוּ ל֖וֹ יְבָרֶכְךָ֥ יְהוָֽה׃<text:s/></text:span><text:span text:style-name="T81">‬</text:span>‬<text:span text:style-name="T82">5</text:span><text:span text:style-name="T83"> וַיֹּ֤אמֶר בֹּ֙עַז֙ לְנַעֲר֔וֹ הַנִּצָּ֖ב עַל־הַקּֽוֹצְרִ֑ים לְמִ֖י הַנַּעֲרָ֥ה הַזֹּֽאת׃<text:s/></text:span><text:span text:style-name="T84">‬</text:span>‬<text:span text:style-name="T85">6</text:span><text:span text:style-name="T86"> וַיַּ֗עַן הַנַּ֛עַר הַנִּצָּ֥ב עַל־הַקּוֹצְרִ֖ים וַיֹּאמַ֑ר נַעֲרָ֤ה מֽוֹאֲבִיָּה֙ הִ֔יא הַשָּׁ֥בָה עִֽם־נָעֳמִ֖י מִשְּׂדֵ֥ה מוֹאָֽב׃<text:s/></text:span><text:span text:style-name="T87">‬</text:span>‬<text:span text:style-name="T88">7</text:span><text:span text:style-name="T89"> וַתֹּ֗אמֶר אֲלַקֳטָה־נָּא֙ וְאָסַפְתִּ֣י בָֽעֳמָרִ֔ים אַחֲרֵ֖י הַקּוֹצְרִ֑ים וַתָּב֣וֹא וַֽתַּעֲמ֗וֹד מֵאָ֤ז הַבֹּ֙קֶר֙ וְעַד־עַ֔תָּה זֶ֛ה שִׁבְתָּ֥הּ הַבַּ֖יִת מְעָֽט׃<text:s/></text:span><text:span text:style-name="T90">‬</text:span>‬<text:span text:style-name="T91">8</text:span><text:span text:style-name="T92"> וַיֹּאמֶר֩ בֹּ֨עַז אֶל־ר֜וּת הֲל֧וֹא שָׁמַ֣עַתְּ בִּתִּ֗י אַל־תֵּלְכִי֙ לִלְקֹט֙ בְּשָׂדֶ֣ה אַחֵ֔ר וְגַ֛ם לֹ֥א תַעֲבוּרִ֖י מִזֶּ֑ה וְכֹ֥ה תִדְבָּקִ֖ין עִם־נַעֲרֹתָֽי׃<text:s/></text:span><text:span text:style-name="T93">‬</text:span>‬<text:span text:style-name="T94">9</text:span><text:span text:style-name="T95"> עֵינַ֜יִךְ בַּשָּׂדֶ֤ה אֲשֶׁר־יִקְצֹרוּן֙ וְהָלַ֣כְתִּ אַחֲרֵיהֶ֔ן הֲל֥וֹא צִוִּ֛יתִי אֶת־הַנְּעָרִ֖ים לְבִלְתִּ֣י נָגְעֵ֑ךְ וְצָמִ֗ת וְהָלַכְתְּ֙ אֶל־הַכֵּלִ֔ים וְשָׁתִ֕ית מֵאֲשֶׁ֥ר יִשְׁאֲב֖וּן הַנְּעָרִֽים׃<text:s/></text:span><text:span text:style-name="T96">‬</text:span>‬<text:span text:style-name="T97">10</text:span><text:span text:style-name="T98"> וַתִּפֹּל֙ עַל־פָּנֶ֔יהָ וַתִּשְׁתַּ֖חוּ אָ֑רְצָה וַתֹּ֣אמֶר אֵלָ֗יו מַדּוּעַ֩ מָצָ֨אתִי חֵ֤ן בְּעֵינֶ֙יךָ֙ לְהַכִּירֵ֔נִי וְאָּנֹכִ֖י נָכְרִיָּֽה׃<text:s/></text:span><text:span text:style-name="T99">‬</text:span>‬<text:span text:style-name="T100">11</text:span><text:span text:style-name="T101"> וַיַּ֤עַן בֹּ֙עַז֙ וַיֹּ֣אמֶר לָ֔הּ הֻגֵּ֨ד הֻגַּ֜ד לִ֗י כֹּ֤ל אֲשֶׁר־עָשִׂית֙ אֶת־חֲמוֹתֵ֔ךְ אַחֲרֵ֖י מ֣וֹת אִישֵׁ֑ךְ וַתַּֽעַזְבִ֞י אָּבִ֣יךְ וְאִמֵּ֗ךְ וְאֶ֙רֶץ֙ מֽוֹלַדְתֵּ֔ךְ וַתֵּ֣לְכִ֔י אֶל־עַ֕ם אֲשֶׁ֥ר לֹא־יָדַ֖עַתְּ תְּמ֥וֹל שִׁלְשֽׁוֹם׃<text:s/></text:span><text:span text:style-name="T102">‬</text:span>‬<text:span text:style-name="T103">12</text:span><text:span text:style-name="T104"> יְשַׁלֵּ֥ם יְהוָ֖ה פָּעֳלֵ֑ךְ וּתְהִ֨י מַשְׂכֻּרְתֵּ֜ךְ שְׁלֵמָ֗ה מֵעִ֤ם יְהוָה֙ אֱלֹהֵ֣י יִשְׂרָאֵ֔ל אֲשֶׁר־בָּ֖את לַחֲס֥וֹת תַּֽחַת־כְּנָפָֽיו׃<text:s/></text:span><text:span text:style-name="T105">‬</text:span>‬<text:span text:style-name="T106">13</text:span><text:span text:style-name="T107"> וַ֠תֹּאמֶר אֶמְצָא־חֵ֨ן בְּעֵינֶ֤יךָ אֲדֹנִי֙ כִּ֣י נִֽחַמְתָּ֔נִי וְכִ֥י דִבַּ֖רְתָּ עַל־לֵ֣ב שִׁפְחָתֶ֑ךָ וְאָנֹכִי֙ לֹ֣א אֶֽהְיֶ֔ה כְּאַחַ֖ת שִׁפְחֹתֶֽיךָ׃<text:s/></text:span><text:span text:style-name="T108">‬</text:span>‬<text:span text:style-name="T109">14</text:span><text:span text:style-name="T110"> וַיֹּאמֶר֩ לָ֨ה בֹ֜עַז לְעֵ֣ת הָאֹ֗כֶל גֹּ֤שִֽׁי הֲלֹם֙ וְאָכַ֣לְתְּ מִן־הַלֶּ֔חֶם וְטָבַ֥לְתְּ פִּתֵּ֖ךְ בַּחֹ֑מֶץ וַתֵּ֙שֶׁב֙ מִצַּ֣ד הַקּֽוֹצְרִ֔ים וַיִּצְבָּט־לָ֣הּ קָלִ֔י וַתֹּ֥אכַל וַתִּשְׂבַּ֖ע וַתֹּתַֽר׃<text:s/></text:span><text:span text:style-name="T111">‬</text:span>‬<text:span text:style-name="T112">15</text:span><text:span text:style-name="T113"> וַתָּ֖קָם לְלַקֵּ֑ט וַיְצַו֩ בֹּ֨עַז אֶת־נְעָרָ֜יו לֵאמֹ֗ר גַּ֣ם בֵּ֧ין הָֽעֳמָרִ֛ים תְּלַקֵּ֖ט וְלֹ֥א תַכְלִימֽוּהָ׃<text:s/></text:span><text:span text:style-name="T114">‬</text:span>‬<text:span text:style-name="T115">16</text:span><text:span text:style-name="T116"> וְגַ֛ם שֹׁל־תָּשֹׁ֥לּוּ לָ֖הּ מִן־הַצְּבָתִ֑ים וַעֲזַבְתֶּ֥ם וְלִקְּטָ֖ה וְלֹ֥א תִגְעֲרוּ־בָֽהּ׃<text:s/></text:span><text:span text:style-name="T117">‬</text:span>‬<text:span text:style-name="T118">17</text:span><text:span text:style-name="T119"> וַתְּלַקֵּ֥ט בַּשָּׂדֶ֖ה עַד־הָעָ֑רֶב וַתַּחְבֹּט֙ אֵ֣ת אֲשֶׁר־לִקֵּ֔טָה וַיְהִ֖י כְּאֵיפָ֥ה שְׂעֹרִֽים׃<text:s/></text:span><text:span text:style-name="T120">‬</text:span>‬<text:span text:style-name="T121">18</text:span><text:span text:style-name="T122"> וַתִּשָּׂא֙ וַתָּב֣וֹא הָעִ֔יר וַתֵּ֥רֶא חֲמוֹתָ֖הּ אֵ֣ת אֲשֶׁר־לִקֵּ֑טָה וַתּוֹצֵא֙ וַתִּתֶּן־לָ֔הּ אֵ֥ת אֲשֶׁר־הוֹתִ֖רָה מִשָּׂבְעָֽהּ׃<text:s/></text:span><text:span text:style-name="T123">‬</text:span>‬<text:span text:style-name="T124">19</text:span><text:span text:style-name="T125"> וַתֹּאמֶר֩ לָ֨הּ חֲמוֹתָ֜הּ אֵיפֹ֨ה לִקַּ֤טְתְּ הַיּוֹם֙ וְאָ֣נָה עָשִׂ֔ית יְהִ֥י מַכִּירֵ֖ךְ בָּר֑וּךְ וַתַּגֵּ֣ד לַחֲמוֹתָ֗הּ אֵ֤ת אֲשֶׁר־עָשְׂתָה֙ עִמּ֔וֹ וַתֹּ֗אמֶר שֵׁ֤ם הָאִישׁ֙ אֲשֶׁ֨ר עָשִׂ֧יתִי עִמּ֛וֹ הַיּ֖וֹם בֹּֽעַז׃<text:s/></text:span><text:span text:style-name="T126">‬</text:span>‬<text:span text:style-name="T127">20</text:span><text:span text:style-name="T128"> וַתֹּ֨אמֶר נָעֳמִ֜י לְכַלָּתָ֗הּ בָּר֥וּךְ הוּא֙ לַיהוָ֔ה אֲשֶׁר֙ לֹא־עָזַ֣ב חַסְדּ֔וֹ אֶת־הַחַיִּ֖ים וְאֶת־הַמֵּתִ֑ים וַתֹּ֧אמֶר לָ֣הּ נָעֳמִ֗י קָר֥וֹב לָ֙נוּ֙ הָאִ֔ישׁ מִֽגֹּאֲלֵ֖נוּ הֽוּא׃<text:s/></text:span><text:span text:style-name="T129">‬</text:span>‬<text:span text:style-name="T130">21</text:span><text:span text:style-name="T131"> וַתֹּ֖אמֶר ר֣וּת הַמּוֹאֲבִיָּ֑ה גַּ֣ם ׀ כִּי־אָמַ֣ר אֵלַ֗י עִם־הַנְּעָרִ֤ים אֲשֶׁר־לִי֙ תִּדְבָּקִ֔ין עַ֣ד אִם־כִּלּ֔וּ אֵ֥ת כָּל־הַקָּצִ֖יר אֲשֶׁר־לִֽי׃<text:s/></text:span><text:span text:style-name="T132">‬</text:span>‬<text:span text:style-name="T133">22</text:span><text:span text:style-name="T134"> וַתֹּ֥אמֶר<text:s/></text:span><text:soft-page-break/><text:span text:style-name="T135">נָעֳמִ֖י אֶל־ר֣וּת כַּלָּתָ֑הּ ט֣וֹב בִּתִּ֗י כִּ֤י תֵֽצְאִי֙ עִם־נַ֣עֲרוֹתָ֔יו וְלֹ֥א יִפְגְּעוּ־בָ֖ךְ בְּשָׂדֶ֥ה אַחֵֽר׃<text:s/></text:span><text:span text:style-name="T136">‬</text:span>‬<text:span text:style-name="T137">23</text:span><text:span text:style-name="T138"> וַתִּדְבַּ֞ק בְּנַעֲר֥וֹת בֹּ֙עַז֙ לְלַקֵּ֔ט עַד־כְּל֥וֹת קְצִֽיר־הַשְּׂעֹרִ֖ים וּקְצִ֣יר הַֽחִטִּ֑ים וַתֵּ֖שֶׁב אֶת־חֲמוֹתָֽהּ׃<text:s/></text:span><text:span text:style-name="T139">‬</text:span>‬‬‬‬‬‬‬‬‬‬‬‬‬‬‬‬‬‬‬‬‬‬‬</text:p>
      </text:section>
      <text:section text:name="Sect2" text:style-name="S2">
        <text:p text:style-name="P140">Ruth 3</text:p>
        <text:p text:style-name="P141"><text:span text:style-name="T142">1</text:span><text:span text:style-name="T143"> וַתֹּ֥אמֶר לָ֖הּ נָעֳמִ֣י חֲמוֹתָ֑הּ בִּתִּ֞י הֲלֹ֧א אֲבַקֶּשׁ־לָ֛ךְ מָנ֖וֹחַ אֲשֶׁ֥ר יִֽיטַב־לָֽךְ׃<text:s/></text:span><text:span text:style-name="T144">2</text:span><text:span text:style-name="T145"> וְעַתָּ֗ה הֲלֹ֥א בֹ֙עַז֙ מֹֽדַעְתָּ֔נוּ אֲשֶׁ֥ר הָיִ֖ית אֶת־נַעֲרוֹתָ֑יו הִנֵּה־ה֗וּא זֹרֶ֛ה אֶת־גֹּ֥רֶן הַשְּׂעֹרִ֖ים הַלָּֽיְלָה׃<text:s/></text:span><text:span text:style-name="T146">‬</text:span>‬<text:span text:style-name="T147">3</text:span><text:span text:style-name="T148"> וְרָחַ֣צְתְּ ׀ וָסַ֗כְתְּ וְשַׂ֧מְתְּ *שמלתך **שִׂמְלֹתַ֛יִךְ עָלַ֖יִךְ *וירדתי **וְיָרַ֣דְתְּ הַגֹּ֑רֶן אַל־תִּוָּדְעִ֣י לָאִ֔ישׁ עַ֥ד כַּלֹּת֖וֹ לֶאֱכֹ֥ל וְלִשְׁתּֽוֹת׃<text:s/></text:span><text:span text:style-name="T149">‬</text:span>‬<text:span text:style-name="T150">4</text:span><text:span text:style-name="T151"> וִיהִ֣י בְשָׁכְב֗וֹ וְיָדַ֙עַתְּ֙ אֶת־הַמָּקוֹם֙ אֲשֶׁ֣ר יִשְׁכַּב־שָׁ֔ם וּבָ֛את וְגִלִּ֥ית מַרְגְּלֹתָ֖יו *ושכבתי **וְשָׁכָ֑בְתְּ וְהוּא֙ יַגִּ֣יד לָ֔ךְ אֵ֖ת אֲשֶׁ֥ר תַּעַשִֽׂין׃<text:s/></text:span><text:span text:style-name="T152">‬</text:span>‬<text:span text:style-name="T153">5</text:span><text:span text:style-name="T154"> וַתֹּ֖אמֶר אֵלֶ֑יהָ כֹּ֛ל אֲשֶׁר־תֹּאמְרִ֥י **אֵלַ֖י אֶֽעֱשֶֽׂה׃<text:s/></text:span><text:span text:style-name="T155">‬</text:span>‬<text:span text:style-name="T156">6</text:span><text:span text:style-name="T157"> וַתֵּ֖רֶד הַגֹּ֑רֶן וַתַּ֕עַשׂ כְּכֹ֥ל אֲשֶׁר־צִוַּ֖תָּה חֲמוֹתָֽהּ׃<text:s/></text:span><text:span text:style-name="T158">‬</text:span>‬<text:span text:style-name="T159">7</text:span><text:span text:style-name="T160"> וַיֹּ֨אכַל בֹּ֤עַז וַיֵּשְׁתְּ֙ וַיִּיטַ֣ב לִבּ֔וֹ וַיָּבֹ֕א לִשְׁכַּ֖ב בִּקְצֵ֣ה הָעֲרֵמָ֑ה וַתָּבֹ֣א בַלָּ֔ט וַתְּגַ֥ל מַרְגְּלֹתָ֖יו וַתִּשְׁכָּֽב׃<text:s/></text:span><text:span text:style-name="T161">‬</text:span>‬<text:span text:style-name="T162">8</text:span><text:span text:style-name="T163"> וַיְהִי֙ בַּחֲצִ֣י הַלַּ֔יְלָה וַיֶּחֱרַ֥ד הָאִ֖ישׁ וַיִּלָּפֵ֑ת וְהִנֵּ֣ה אִשָּׁ֔ה שֹׁכֶ֖בֶת מַרְגְּלֹתָֽיו׃<text:s/></text:span><text:span text:style-name="T164">‬</text:span>‬<text:span text:style-name="T165">9</text:span><text:span text:style-name="T166"> וַיֹּ֖אמֶר מִי־אָ֑תּ וַתֹּ֗אמֶר אָנֹכִי֙ ר֣וּת אֲמָתֶ֔ךָ וּפָרַשְׂתָּ֤ כְנָפֶ֙ךָ֙ עַל־אֲמָ֣תְךָ֔ כִּ֥י גֹאֵ֖ל אָֽתָּה׃<text:s/></text:span><text:span text:style-name="T167">‬</text:span>‬<text:span text:style-name="T168">10</text:span><text:span text:style-name="T169"> וַיֹּ֗אמֶר בְּרוּכָ֨ה אַ֤תְּ לַֽיהוָה֙ בִּתִּ֔י הֵיטַ֛בְתְּ חַסְדֵּ֥ךְ הָאַחֲר֖וֹן מִן־הָרִאשׁ֑וֹן לְבִלְתִּי־לֶ֗כֶת אַחֲרֵי֙ הַבַּ֣חוּרִ֔ים אִם־דַּ֖ל וְאִם־עָשִֽׁיר׃<text:s/></text:span><text:span text:style-name="T170">‬</text:span>‬<text:span text:style-name="T171">11</text:span><text:span text:style-name="T172"> וְעַתָּ֗ה בִּתִּי֙ אַל־תִּ֣ירְאִ֔י כֹּ֥ל אֲשֶׁר־תֹּאמְרִ֖י אֶֽעֱשֶׂה־לָּ֑ךְ כִּ֤י יוֹדֵ֙עַ֙ כָּל־שַׁ֣עַר עַמִּ֔י כִּ֛י אֵ֥שֶׁת חַ֖יִל אָֽתְּ׃<text:s/></text:span><text:span text:style-name="T173">‬</text:span>‬<text:span text:style-name="T174">12</text:span><text:span text:style-name="T175"> וְעַתָּה֙ כִּ֣י אָמְנָ֔ם כִּ֥י *אם גֹאֵ֖ל אָנֹ֑כִי וְגַ֛ם יֵ֥שׁ גֹּאֵ֖ל קָר֥וֹב מִמֶּֽנִּי׃<text:s/></text:span><text:span text:style-name="T176">‬</text:span>‬<text:span text:style-name="T177">13</text:span><text:span text:style-name="T178"> לִ֣ינִי ׀ הַלַּ֗יְלָה וְהָיָ֤ה בַבֹּ֙קֶר֙ אִם־יִגְאָלֵ֥ךְ טוֹב֙ יִגְאָ֔ל וְאִם־לֹ֨א יַחְפֹּ֧ץ לְגָֽאֳלֵ֛ךְ וּגְאַלְתִּ֥יךְ אָנֹ֖כִי חַי־יְהוָ֑ה שִׁכְבִ֖י עַד־הַבֹּֽקֶר׃<text:s/></text:span><text:span text:style-name="T179">‬</text:span>‬<text:span text:style-name="T180">14</text:span><text:span text:style-name="T181"> וַתִּשְׁכַּ֤ב *מרגלתו **מַרְגְּלוֹתָיוֹ֙ עַד־הַבֹּ֔קֶר וַתָּ֕קָם *בטרום **בְּטֶ֛רֶם יַכִּ֥יר אִ֖ישׁ אֶת־רֵעֵ֑הוּ וַיֹּ֙אמֶר֙ אַל־יִוָּדַ֔ע כִּי־בָ֥אָה הָאִשָּׁ֖ה הַגֹּֽרֶן׃<text:s/></text:span><text:span text:style-name="T182">‬</text:span>‬<text:span text:style-name="T183">15</text:span><text:span text:style-name="T184"> וַיֹּ֗אמֶר הָ֠בִי הַמִּטְפַּ֧חַת אֲשֶׁר־עָלַ֛יִךְ וְאֶֽחֳזִי־בָ֖הּ וַתֹּ֣אחֶז בָּ֑הּ וַיָּ֤מָד שֵׁשׁ־שְׂעֹרִים֙ וַיָּ֣שֶׁת עָלֶ֔יהָ וַיָּבֹ֖א הָעִֽיר׃<text:s/></text:span><text:span text:style-name="T185">‬</text:span>‬<text:span text:style-name="T186">16</text:span><text:span text:style-name="T187"> וַתָּבוֹא֙ אֶל־חֲמוֹתָ֔הּ וַתֹּ֖אמֶר מִי־אַ֣תְּ בִּתִּ֑י וַתַּ֨גֶּד־לָ֔הּ אֵ֛ת כָּל־אֲשֶׁ֥ר עָֽשָׂה־לָ֖הּ הָאִֽישׁ׃<text:s/></text:span><text:span text:style-name="T188">‬</text:span>‬<text:span text:style-name="T189">17</text:span><text:span text:style-name="T190"> וַתֹּ֕אמֶר שֵׁשׁ־הַשְּׂעֹרִ֥ים הָאֵ֖לֶּה נָ֣תַן לִ֑י כִּ֚י אָמַ֣ר **אֵלַ֔י אַל־תָּב֥וֹאִי רֵיקָ֖ם אֶל־חֲמוֹתֵֽךְ׃<text:s/></text:span><text:span text:style-name="T191">‬</text:span>‬<text:span text:style-name="T192">18</text:span><text:span text:style-name="T193"> וַתֹּ֙אמֶר֙ שְׁבִ֣י בִתִּ֔י עַ֚ד אֲשֶׁ֣ר תֵּֽדְעִ֔ין אֵ֖יךְ יִפֹּ֣ל דָּבָ֑ר כִּ֣י לֹ֤א יִשְׁקֹט֙ הָאִ֔ישׁ כִּֽי־אִם־כִּלָּ֥ה הַדָּבָ֖ר הַיּֽוֹם׃<text:s/></text:span><text:span text:style-name="T194">‬</text:span>‬‬‬‬‬‬‬‬‬‬‬‬‬‬‬‬‬‬</text:p>
      </text:section>
      <text:section text:name="Sect3" text:style-name="S3">
        <text:p text:style-name="P195">Ruth 4</text:p>
        <text:p text:style-name="P196"><text:span text:style-name="T197">1</text:span><text:span text:style-name="T198"> וּבֹ֨עַז עָלָ֣ה הַשַּׁעַר֮ וַיֵּ֣שֶׁב שָׁם֒ וְהִנֵּ֨ה הַגֹּאֵ֤ל עֹבֵר֙ אֲשֶׁ֣ר דִּבֶּר־בֹּ֔עַז וַיֹּ֛אמֶר ס֥וּרָה שְׁבָה־פֹּ֖ה פְּלֹנִ֣י אַלְמֹנִ֑י וַיָּ֖סַר וַיֵּשֵֽׁב׃<text:s/></text:span><text:span text:style-name="T199">‬</text:span>‬‬<text:span text:style-name="T200">2</text:span><text:span text:style-name="T201"> וַיִּקַּ֞ח עֲשָׂרָ֧ה אֲנָשִׁ֛ים מִזִּקְנֵ֥י הָעִ֖יר וַיֹּ֣אמֶר שְׁבוּ־פֹ֑ה וַיֵּשֵֽׁבוּ׃<text:s/></text:span><text:span text:style-name="T202">‬</text:span>‬<text:span text:style-name="T203">3</text:span><text:span text:style-name="T204"> וַיֹּ֙אמֶר֙ לַגֹּאֵ֔ל חֶלְקַת֙ הַשָּׂדֶ֔ה אֲשֶׁ֥ר לְאָחִ֖ינוּ לֶאֱלִימֶ֑לֶךְ מָכְרָ֣ה נָעֳמִ֔י<text:s/></text:span><text:soft-page-break/><text:span text:style-name="T205">הַשָּׁ֖בָה מִשְּׂדֵ֥ה מוֹאָֽב׃<text:s/></text:span><text:span text:style-name="T206">‬</text:span>‬<text:span text:style-name="T207">4</text:span><text:span text:style-name="T208"> וַאֲנִ֨י אָמַ֜רְתִּי אֶגְלֶ֧ה אָזְנְךָ֣ לֵאמֹ֗ר קְ֠נֵה נֶ֥גֶד הַֽיֹּשְׁבִים֮ וְנֶ֣גֶד זִקְנֵ֣י עַמִּי֒ אִם־תִּגְאַל֙ גְּאָ֔ל וְאִם־לֹ֨א יִגְאַ֜ל הַגִּ֣ידָה לִּ֗י *ואדע **וְאֵֽדְעָה֙ כִּ֣י אֵ֤ין זוּלָֽתְךָ֙ לִגְא֔וֹל וְאָנֹכִ֖י אַחֲרֶ֑יךָ וַיֹּ֖אמֶר אָנֹכִ֥י אֶגְאָֽל׃<text:s/></text:span><text:span text:style-name="T209">‬</text:span>‬<text:span text:style-name="T210">5</text:span><text:span text:style-name="T211"> וַיֹּ֣אמֶר בֹּ֔עַז בְּיוֹם־קְנוֹתְךָ֥ הַשָּׂדֶ֖ה מִיַּ֣ד נָעֳמִ֑י וּ֠מֵאֵת ר֣וּת הַמּוֹאֲבִיָּ֤ה אֵֽשֶׁת־הַמֵּת֙ *קניתי **קָנִ֔יתָה לְהָקִ֥ים שֵׁם־הַמֵּ֖ת עַל־נַחֲלָתֽוֹ׃<text:s/></text:span><text:span text:style-name="T212">‬</text:span>‬<text:span text:style-name="T213">6</text:span><text:span text:style-name="T214"> וַיֹּ֣אמֶר הַגֹּאֵ֗ל לֹ֤א אוּכַל֙ *לגאול־**לִגְאָל־לִ֔י פֶּן־אַשְׁחִ֖ית אֶת־נַחֲלָתִ֑י גְּאַל־לְךָ֤ אַתָּה֙ אֶת־גְּאֻלָּתִ֔י כִּ֥י לֹא־אוּכַ֖ל לִגְאֹֽל׃<text:s/></text:span><text:span text:style-name="T215">‬</text:span>‬<text:span text:style-name="T216">7</text:span><text:span text:style-name="T217"> וְזֹאת֩ לְפָנִ֨ים בְּיִשְׂרָאֵ֜ל עַל־הַגְּאוּלָּ֤ה וְעַל־הַתְּמוּרָה֙ לְקַיֵּ֣ם כָּל־דָּבָ֔ר שָׁלַ֥ף אִ֛ישׁ נַעֲל֖וֹ וְנָתַ֣ן לְרֵעֵ֑הוּ וְזֹ֥את הַתְּעוּדָ֖ה בְּיִשְׂרָאֵֽל׃<text:s/></text:span><text:span text:style-name="T218">‬</text:span>‬<text:span text:style-name="T219">8</text:span><text:span text:style-name="T220"> וַיֹּ֧אמֶר הַגֹּאֵ֛ל לְבֹ֖עַז קְנֵה־לָ֑ךְ וַיִּשְׁלֹ֖ף נַעֲלֽוֹ׃<text:s/></text:span><text:span text:style-name="T221">‬</text:span>‬<text:span text:style-name="T222">9</text:span><text:span text:style-name="T223"> וַיֹּאמֶר֩ בֹּ֨עַז לַזְּקֵנִ֜ים וְכָל־הָעָ֗ם עֵדִ֤ים אַתֶּם֙ הַיּ֔וֹם כִּ֤י קָנִ֙יתִי֙ אֶת־כָּל־אֲשֶׁ֣ר לֶֽאֱלִימֶ֔לֶךְ וְאֵ֛ת כָּל־אֲשֶׁ֥ר לְכִלְי֖וֹן וּמַחְל֑וֹן מִיַּ֖ד נָעֳמִֽי׃<text:s/></text:span><text:span text:style-name="T224">‬</text:span>‬<text:span text:style-name="T225">10</text:span><text:span text:style-name="T226"> וְגַ֣ם אֶת־ר֣וּת הַמֹּאֲבִיָּה֩ אֵ֨שֶׁת מַחְל֜וֹן קָנִ֧יתִי לִ֣י לְאִשָּׁ֗ה לְהָקִ֤ים שֵׁם־הַמֵּת֙ עַל־נַ֣חֲלָת֔וֹ וְלֹא־יִכָּרֵ֧ת שֵׁם־הַמֵּ֛ת מֵעִ֥ם אֶחָ֖יו וּמִשַּׁ֣עַר מְקוֹמ֑וֹ עֵדִ֥ים אַתֶּ֖ם הַיּֽוֹם׃<text:s/></text:span><text:span text:style-name="T227">‬</text:span>‬<text:span text:style-name="T228">11</text:span><text:span text:style-name="T229"> וַיֹּ֨אמְר֜וּ כָּל־הָעָ֧ם אֲשֶׁר־בַּשַּׁ֛עַר וְהַזְּקֵנִ֖ים עֵדִ֑ים יִתֵּן֩ יְהוָ֨ה אֶֽת־הָאִשָּׁ֜ה הַבָּאָ֣ה אֶל־בֵּיתֶ֗ךָ כְּרָחֵ֤ל ׀ וּכְלֵאָה֙ אֲשֶׁ֨ר בָּנ֤וּ שְׁתֵּיהֶם֙ אֶת־בֵּ֣ית יִשְׂרָאֵ֔ל וַעֲשֵׂה־חַ֣יִל בְּאֶפְרָ֔תָה וּקְרָא־שֵׁ֖ם בְּבֵ֥ית לָֽחֶם׃<text:s/></text:span><text:span text:style-name="T230">‬</text:span>‬<text:span text:style-name="T231">12</text:span><text:span text:style-name="T232"> וִיהִ֤י בֵֽיתְךָ֙ כְּבֵ֣ית פֶּ֔רֶץ אֲשֶׁר־יָלְדָ֥ה תָמָ֖ר לִֽיהוּדָ֑ה מִן־הַזֶּ֗רַע אֲשֶׁ֨ר יִתֵּ֤ן יְהוָה֙ לְךָ֔ מִן־הַֽנַּעֲרָ֖ה הַזֹּֽאת׃<text:s/></text:span><text:span text:style-name="T233">‬</text:span>‬<text:span text:style-name="T234">13</text:span><text:span text:style-name="T235"> וַיִּקַּ֨ח בֹּ֤עַז אֶת־רוּת֙ וַתְּהִי־ל֣וֹ לְאִשָּׁ֔ה וַיָּבֹ֖א אֵלֶ֑יהָ וַיִּתֵּ֨ן יְהוָ֥ה לָ֛הּ הֵרָי֖וֹן וַתֵּ֥לֶד בֵּֽן׃<text:s/></text:span><text:span text:style-name="T236">‬</text:span>‬<text:span text:style-name="T237">14</text:span><text:span text:style-name="T238"> וַתֹּאמַ֤רְנָה הַנָּשִׁים֙ אֶֽל־נָעֳמִ֔י בָּר֣וּךְ יְהוָ֔ה אֲ֠שֶׁר לֹ֣א הִשְׁבִּ֥ית לָ֛ךְ גֹּאֵ֖ל הַיּ֑וֹם וְיִקָּרֵ֥א שְׁמ֖וֹ בְּיִשְׂרָאֵֽל׃<text:s/></text:span><text:span text:style-name="T239">‬</text:span>‬<text:span text:style-name="T240">15</text:span><text:span text:style-name="T241"> וְהָ֤יָה לָךְ֙ לְמֵשִׁ֣יב נֶ֔פֶשׁ וּלְכַלְכֵּ֖ל אֶת־שֵׂיבָתֵ֑ךְ כִּ֣י כַלָּתֵ֤ךְ אֲ‍ֽשֶׁר־אֲהֵבַ֙תֶךְ֙ יְלָדַ֔תּוּ אֲשֶׁר־הִיא֙ ט֣וֹבָה לָ֔ךְ מִשִּׁבְעָ֖ה בָּנִֽים׃<text:s/></text:span><text:span text:style-name="T242">‬</text:span>‬<text:span text:style-name="T243">16</text:span><text:span text:style-name="T244"> וַתִּקַּ֨ח נָעֳמִ֤י אֶת־הַיֶּ֙לֶד֙ וַתְּשִׁתֵ֣הוּ בְחֵיקָ֔הּ וַתְּהִי־ל֖וֹ לְאֹמֶֽנֶת׃<text:s/></text:span><text:span text:style-name="T245">‬</text:span>‬<text:span text:style-name="T246">17</text:span><text:span text:style-name="T247"> וַתִּקְרֶאנָה֩ ל֨וֹ הַשְּׁכֵנ֥וֹת שֵׁם֙ לֵאמֹ֔ר יֻלַּד־בֵּ֖ן לְנָעֳמִ֑י וַתִּקְרֶ֤אנָֽה שְׁמוֹ֙ עוֹבֵ֔ד ה֥וּא אֲבִי־יִשַׁ֖י אֲבִ֥י דָוִֽד׃</text:span><text:span text:style-name="T248"><text:s/>פ<text:s/></text:span>‬‬‬‬‬‬‬‬‬‬‬‬‬‬‬‬</text:p>
        <text:p text:style-name="P249"><text:span text:style-name="T250">‬</text:span>‬<text:span text:style-name="T251">18</text:span><text:span text:style-name="T252"> וְאֵ֙לֶּה֙ תּוֹלְד֣וֹת פָּ֔רֶץ פֶּ֖רֶץ הוֹלִ֥יד אֶת־חֶצְרֽוֹן׃<text:s/></text:span><text:span text:style-name="T253">‬</text:span>‬<text:span text:style-name="T254">19</text:span><text:span text:style-name="T255"> וְחֶצְרוֹן֙ הוֹלִ֣יד אֶת־רָ֔ם וְרָ֖ם הוֹלִ֥יד אֶת־עַמִּֽינָדָֽב׃<text:s/></text:span><text:span text:style-name="T256">‬</text:span>‬<text:span text:style-name="T257">20</text:span><text:span text:style-name="T258"> וְעַמִּֽינָדָב֙ הוֹלִ֣יד אֶת־נַחְשׁ֔וֹן וְנַחְשׁ֖וֹן הוֹלִ֥יד אֶת־שַׂלְמָֽה׃<text:s/></text:span><text:span text:style-name="T259">‬</text:span>‬<text:span text:style-name="T260">21</text:span><text:span text:style-name="T261"> וְשַׂלְמוֹן֙ הוֹלִ֣יד אֶת־בֹּ֔עַז וּבֹ֖עַז הוֹלִ֥יד אֶת־עוֹבֵֽד׃<text:s/></text:span><text:span text:style-name="T262">‬</text:span>‬<text:span text:style-name="T263">22</text:span><text:span text:style-name="T264"> וְעֹבֵד֙ הוֹלִ֣יד אֶת־יִשָׁ֔י וְיִשַׁ֖י הוֹלִ֥יד אֶת־דָּוִֽד׃<text:s/></text:span><text:span text:style-name="T265">‬</text:span>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Ruth</dc:title>
    <dc:description/>
    <dc:subject/>
    <dc:creator>Adrian Hills</dc:creator>
    <meta:creation-date>2025-03-28T21:52:00Z</meta:creation-date>
    <dc:date>2025-03-28T21:52:00Z</dc:date>
    <meta:template xlink:href="Normal.dotm" xlink:type="simple"/>
    <meta:editing-cycles>2</meta:editing-cycles>
    <meta:editing-duration>PT0S</meta:editing-duration>
    <meta:document-statistic meta:page-count="4" meta:paragraph-count="24" meta:word-count="1853" meta:character-count="12392" meta:row-count="88" meta:non-whitespace-character-count="10563"/>
  </office:meta>
</office:document-meta>
</file>